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INCUBADORA RODRIGUEZ SAC</text:p>
            <text:p text:style-name="P5"><text:span text:style-name="T15">Dni</text:span><text:span text:style-name="T14">:</text:span></text:p>
            <text:p text:style-name="P5"><text:span text:style-name="T15">Ruc</text:span><text:span text:style-name="T14">:2048177727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RED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HILON CORREA, FIORELA CHRISTIE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777718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5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84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8">672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67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FRANCISCO R.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84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AVIPOLLO 58 - MARIA CARRASCO 26 DE TRU - LIM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0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9T20:36:3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